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fe2" officeooo:paragraph-rsid="001bffe2"/>
    </style:style>
    <style:style style:name="P2" style:family="paragraph" style:parent-style-name="Standard">
      <style:text-properties officeooo:rsid="001efb52" officeooo:paragraph-rsid="001efb52"/>
    </style:style>
    <style:style style:name="P3" style:family="paragraph" style:parent-style-name="Standard">
      <style:text-properties officeooo:rsid="001bffe2" officeooo:paragraph-rsid="001bffe2"/>
    </style:style>
    <style:style style:name="P4" style:family="paragraph" style:parent-style-name="Standard">
      <style:text-properties officeooo:rsid="001f0501" officeooo:paragraph-rsid="001f0501"/>
    </style:style>
    <style:style style:name="T1" style:family="text">
      <style:text-properties officeooo:rsid="001e6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mettre à jour le site:</text:p>
      <text:p text:style-name="P2">-ouvrir git bash</text:p>
      <text:p text:style-name="P2">-cd C:/Users/pnico/Desktop/site</text:p>
      <text:p text:style-name="P1">-git add .</text:p>
      <text:p text:style-name="P1">-git commit -m "nom"</text:p>
      <text:p text:style-name="P1">-git push</text:p>
      <text:p text:style-name="P1"/>
      <text:p text:style-name="P1">Connexion à Net<text:span text:style-name="T1">l</text:span>ifly </text:p>
      <text:p text:style-name="P1">maxence.porquet1404@gmail.com</text:p>
      <text:p text:style-name="P1">Web+max1404</text:p>
      <text:p text:style-name="P1"/>
      <text:p text:style-name="P4">Connexion Git et Git hub:</text:p>
      <text:p text:style-name="P4">Github+max1404</text:p>
      <text:p text:style-name="P1"/>
      <text:p text:style-name="P1">https://cours-distanciel.netlify.app/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2:21:16.685000000</meta:creation-date>
    <dc:date>2021-04-03T12:56:38.254000000</dc:date>
    <meta:editing-duration>PT20M31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2" meta:word-count="32" meta:character-count="250" meta:non-whitespace-character-count="229"/>
  </office:meta>
</office:document-meta>
</file>